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eelawadee UI" svg:font-family="'Leelawadee UI'" style:font-family-generic="swiss" style:font-pitch="variable"/>
    <style:font-face style:name="Leelawadee UI Semilight" svg:font-family="'Leelawadee UI Semilight'"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eelawadee UI Semilight" officeooo:rsid="001afcec" officeooo:paragraph-rsid="001afcec"/>
    </style:style>
    <style:style style:name="P2" style:family="paragraph" style:parent-style-name="Standard">
      <style:paragraph-properties fo:text-align="center" style:justify-single-word="false"/>
      <style:text-properties style:font-name="Leelawadee UI Semilight" officeooo:rsid="001afcec" officeooo:paragraph-rsid="001afcec"/>
    </style:style>
    <style:style style:name="P3" style:family="paragraph" style:parent-style-name="Standard">
      <style:text-properties style:font-name="Leelawadee UI Semilight" fo:font-size="16pt" officeooo:rsid="001afcec" officeooo:paragraph-rsid="001afcec" style:font-size-asian="16pt" style:font-size-complex="16pt"/>
    </style:style>
    <style:style style:name="P4" style:family="paragraph" style:parent-style-name="Standard">
      <style:text-properties style:font-name="Leelawadee UI Semilight" fo:font-size="16pt" officeooo:rsid="001afcec" officeooo:paragraph-rsid="001d74a7" style:font-size-asian="16pt" style:font-size-complex="16pt"/>
    </style:style>
    <style:style style:name="P5" style:family="paragraph" style:parent-style-name="Standard">
      <style:text-properties style:font-name="Leelawadee UI Semilight" officeooo:rsid="001d55d0" officeooo:paragraph-rsid="001d55d0"/>
    </style:style>
    <style:style style:name="P6" style:family="paragraph" style:parent-style-name="Standard">
      <style:text-properties style:font-name="Leelawadee UI Semilight" officeooo:rsid="001d74a7" officeooo:paragraph-rsid="001d74a7"/>
    </style:style>
    <style:style style:name="T1" style:family="text">
      <style:text-properties style:font-name="Leelawadee UI" fo:font-weight="bold" style:font-weight-asian="bold" style:font-weight-complex="bold"/>
    </style:style>
    <style:style style:name="T2" style:family="text">
      <style:text-properties style:font-name="Leelawadee UI" fo:font-weight="bold" officeooo:rsid="001d74a7"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lumno: </text:span>Bruno López González</text:p>
      <text:p text:style-name="P1"/>
      <text:p text:style-name="P3"><text:span text:style-name="T1">Título provisional del proyecto:</text:span></text:p>
      <text:p text:style-name="P1">YourFolio</text:p>
      <text:p text:style-name="P1"/>
      <text:p text:style-name="P3"><text:span text:style-name="T1">Descripción:</text:span></text:p>
      <text:p text:style-name="P1">Página web para crear un portfolio visual de manera sencilla. </text:p>
      <text:p text:style-name="P1"/>
      <text:p text:style-name="P1">Se busca crear una herramienta online para que artistas (diseñadores gráficos, fotógrafos, dibujantes…) sin conocimientos de desarrollo web puedan crear de forma sencilla un sitio web en el que poder mostrar sus trabajos.</text:p>
      <text:p text:style-name="P1"/>
      <text:p text:style-name="P5">Los usuarios simplemente tendrán que subir los contenidos que deseen mostrar (imágenes, descripciones, etc) y se creará un sitio web a partir de una plantilla predefinida.</text:p>
      <text:p text:style-name="P5"/>
      <text:p text:style-name="P4"><text:span text:style-name="T2">Capas</text:span><text:span text:style-name="T1">:</text:span></text:p>
      <text:p text:style-name="P6">A nivel general, el proyecto contará con:</text:p>
      <text:p text:style-name="P6">- DDL para generar BBDD.</text:p>
      <text:p text:style-name="P6">- Backend en Java.</text:p>
      <text:p text:style-name="P6">- Interfaz web.</text:p>
      <text:p text:style-name="P6"/>
      <text:p text:style-name="P4"><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eelawadee UI" svg:font-family="'Leelawadee UI'" style:font-family-generic="swiss" style:font-pitch="variable"/>
    <style:font-face style:name="Leelawadee UI Semilight" svg:font-family="'Leelawadee UI Semilight'"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1T17:54:04.853000000</dc:date>
    <meta:editing-duration>PT23M33S</meta:editing-duration>
    <meta:editing-cycles>4</meta:editing-cycles>
    <meta:generator>LibreOffice/7.4.0.3$Windows_X86_64 LibreOffice_project/f85e47c08ddd19c015c0114a68350214f7066f5a</meta:generator>
    <meta:document-statistic meta:table-count="0" meta:image-count="0" meta:object-count="0" meta:page-count="1" meta:paragraph-count="12" meta:word-count="99" meta:character-count="639" meta:non-whitespace-character-count="551"/>
  </office:meta>
</office:document-meta>
</file>